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formula="of:=SUM([.B2];[.A1];[.C3])" office:value-type="float" office:value="853" calcext:value-type="float">
            <text:p>853</text:p>
          </table:table-cell>
        </table:table-row>
        <table:table-row table:style-name="ro1">
          <table:table-cell table:number-columns-repeated="3"/>
          <table:table-cell table:formula="of:=SUM([.A1:.C3])"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[.D7]/[.D8]" office:value-type="float" office:value="0.947777777777778" calcext:value-type="float">
            <text:p>0.9477777777777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p</text:p>
          </table:table-cell>
          <table:table-cell table:formula="of:= SUM([.A1];[.B2];[.C3])" office:value-type="float" office:value="853" calcext:value-type="float">
            <text:p>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ass 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p= </text:p>
          </table:table-cell>
          <table:table-cell table:formula="of:=[.C3]" office:value-type="float" office:value="276" calcext:value-type="float">
            <text:p>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= </text:p>
          </table:table-cell>
          <table:table-cell table:formula="of:=SUM([.A1];[.B1];[.B2];[.A2])" office:value-type="float" office:value="604" calcext:value-type="float">
            <text:p>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n= </text:p>
          </table:table-cell>
          <table:table-cell table:formula="of:=SUM([.B3];[.A3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 = </text:p>
          </table:table-cell>
          <table:table-cell table:formula="of:=SUM([.C2];[.C1])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formula="of:=(2*[.D17])/(2*[.D17]+[.C19]+[.D20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1_c</text:p>
          </table:table-cell>
          <table:table-cell table:formula="of:=2*[.D17]/([.D20]+[.D19]+2*[.D17])" office:value-type="float" office:value="0.965034965034965" calcext:value-type="float">
            <text:p>0.9650349650349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ass 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p= </text:p>
          </table:table-cell>
          <table:table-cell table:formula="of:=[.A1]" office:value-type="float" office:value="312" calcext:value-type="float">
            <text:p>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= </text:p>
          </table:table-cell>
          <table:table-cell table:formula="of:=SUM([.B2];[.C2];[.C3];[.B3])" office:value-type="float" office:value="553" calcext:value-type="float">
            <text:p>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n= </text:p>
          </table:table-cell>
          <table:table-cell table:formula="of:=SUM([.B1];[.C1])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 = </text:p>
          </table:table-cell>
          <table:table-cell table:formula="of:=SUM([.A2];[.A3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1_a</text:p>
          </table:table-cell>
          <table:table-cell table:formula="of:=2*[.D27]/([.D29]+[.D30]+2*[.D27])" office:value-type="float" office:value="0.946889226100152" calcext:value-type="float">
            <text:p>0.946889226100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6:43:26.065471890</meta:creation-date>
    <dc:date>2022-09-06T07:01:58.864180200</dc:date>
    <meta:editing-duration>P4DT11H58M28S</meta:editing-duration>
    <meta:editing-cycles>1</meta:editing-cycles>
    <meta:document-statistic meta:table-count="1" meta:cell-count="39" meta:object-count="0"/>
    <meta:generator>LibreOffice/7.3.5.2$Linux_X86_64 LibreOffice_project/30$Build-2</meta:generator>
  </office:meta>
</office:document-meta>
</file>